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1615100463702</text:p>
          </table:table-cell>
          <table:table-cell office:value-type="string" calcext:value-type="string">
            <text:p>2025-01-19 2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30856" calcext:value-type="float">
            <text:p>91.43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5100463702</text:p>
          </table:table-cell>
          <table:table-cell office:value-type="string" calcext:value-type="string">
            <text:p>2024-01-05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0024" calcext:value-type="float">
            <text:p>90.87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5100463702</text:p>
          </table:table-cell>
          <table:table-cell office:value-type="string" calcext:value-type="string">
            <text:p>2023-01-06 13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8752" calcext:value-type="float">
            <text:p>90.5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5100463702</text:p>
          </table:table-cell>
          <table:table-cell office:value-type="string" calcext:value-type="string">
            <text:p>2022-01-06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1432" calcext:value-type="float">
            <text:p>89.18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5100463702</text:p>
          </table:table-cell>
          <table:table-cell office:value-type="string" calcext:value-type="string">
            <text:p>2021-01-07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3776" calcext:value-type="float">
            <text:p>88.1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5100463702</text:p>
          </table:table-cell>
          <table:table-cell office:value-type="string" calcext:value-type="string">
            <text:p>2020-01-04 2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4528" calcext:value-type="float">
            <text:p>88.04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5100463702</text:p>
          </table:table-cell>
          <table:table-cell office:value-type="string" calcext:value-type="string">
            <text:p>2019-01-05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1376" calcext:value-type="float">
            <text:p>87.97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5100463702</text:p>
          </table:table-cell>
          <table:table-cell office:value-type="string" calcext:value-type="string">
            <text:p>201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3736" calcext:value-type="float">
            <text:p>87.80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5100463702</text:p>
          </table:table-cell>
          <table:table-cell office:value-type="string" calcext:value-type="string">
            <text:p>2018-01-05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1592" calcext:value-type="float">
            <text:p>86.6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5100463702</text:p>
          </table:table-cell>
          <table:table-cell office:value-type="string" calcext:value-type="string">
            <text:p>2017-01-06 16:43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564" calcext:value-type="float">
            <text:p>87.0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5100463702</text:p>
          </table:table-cell>
          <table:table-cell office:value-type="string" calcext:value-type="string">
            <text:p>2016-01-05 17:01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5224" calcext:value-type="float">
            <text:p>86.7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5100463702</text:p>
          </table:table-cell>
          <table:table-cell office:value-type="string" calcext:value-type="string">
            <text:p>2015-01-05 20:49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1136" calcext:value-type="float">
            <text:p>86.0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5100463702</text:p>
          </table:table-cell>
          <table:table-cell office:value-type="string" calcext:value-type="string">
            <text:p>2014-01-05 19:47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1848" calcext:value-type="float">
            <text:p>85.65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5100463702</text:p>
          </table:table-cell>
          <table:table-cell office:value-type="string" calcext:value-type="string">
            <text:p>2013-01-06 15:48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1832" calcext:value-type="float">
            <text:p>84.7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5100463702</text:p>
          </table:table-cell>
          <table:table-cell office:value-type="string" calcext:value-type="string">
            <text:p>2013-01-06 15:29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4024" calcext:value-type="float">
            <text:p>84.77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5100463702</text:p>
          </table:table-cell>
          <table:table-cell office:value-type="string" calcext:value-type="string">
            <text:p>2012-01-06 21:37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5100463702</text:p>
          </table:table-cell>
          <table:table-cell office:value-type="string" calcext:value-type="string">
            <text:p>2011-01-06 23:19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3056" calcext:value-type="float">
            <text:p>82.36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5100463702</text:p>
          </table:table-cell>
          <table:table-cell office:value-type="string" calcext:value-type="string">
            <text:p>2010-01-05 21:52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7152" calcext:value-type="float">
            <text:p>81.6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5100463702</text:p>
          </table:table-cell>
          <table:table-cell office:value-type="string" calcext:value-type="string">
            <text:p>2009-01-08 14:24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2792" calcext:value-type="float">
            <text:p>81.0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5100463702</text:p>
          </table:table-cell>
          <table:table-cell office:value-type="string" calcext:value-type="string">
            <text:p>2008-01-08 15:55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6448" calcext:value-type="float">
            <text:p>80.5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5100463702</text:p>
          </table:table-cell>
          <table:table-cell office:value-type="string" calcext:value-type="string">
            <text:p>2007-01-24 14:46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2424" calcext:value-type="float">
            <text:p>79.5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5100463702</text:p>
          </table:table-cell>
          <table:table-cell office:value-type="string" calcext:value-type="string">
            <text:p>2006-01-08 17:35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8544" calcext:value-type="float">
            <text:p>79.0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5100463702</text:p>
          </table:table-cell>
          <table:table-cell office:value-type="string" calcext:value-type="string">
            <text:p>2005-01-11 17:35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5144" calcext:value-type="float">
            <text:p>78.4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5100463702</text:p>
          </table:table-cell>
          <table:table-cell office:value-type="string" calcext:value-type="string">
            <text:p>2004-01-05 20:17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7712" calcext:value-type="float">
            <text:p>78.4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5100463702</text:p>
          </table:table-cell>
          <table:table-cell office:value-type="string" calcext:value-type="string">
            <text:p>2003-01-09 19:49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5816" calcext:value-type="float">
            <text:p>77.7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5100463702</text:p>
          </table:table-cell>
          <table:table-cell office:value-type="string" calcext:value-type="string">
            <text:p>2002-01-06 19:20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292" calcext:value-type="float">
            <text:p>76.7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5100463702</text:p>
          </table:table-cell>
          <table:table-cell office:value-type="string" calcext:value-type="string">
            <text:p>2001-01-05 20:03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2192" calcext:value-type="float">
            <text:p>76.2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5100463702</text:p>
          </table:table-cell>
          <table:table-cell office:value-type="string" calcext:value-type="string">
            <text:p>2000-01-08 19:45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8104" calcext:value-type="float">
            <text:p>75.50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5100463702</text:p>
          </table:table-cell>
          <table:table-cell office:value-type="string" calcext:value-type="string">
            <text:p>199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3824" calcext:value-type="float">
            <text:p>75.55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1" meta:object-count="0"/>
    <meta:user-defined meta:name="AppVersion">3.0</meta:user-defined>
  </office:meta>
</office:document-meta>
</file>